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200%"/>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line-height="200%" fo:text-align="center"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3840f"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4118f" fo:background-color="transparent" style:font-size-asian="8pt" style:font-style-asian="normal" style:font-weight-asian="bold" style:font-size-complex="8pt" style:font-style-complex="normal" style:font-weight-complex="bold"/>
    </style:style>
    <style:style style:name="P8"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5b4ea" fo:background-color="transparent" style:font-size-asian="8pt" style:font-style-asian="normal" style:font-weight-asian="bold" style:font-size-complex="8pt" style:font-style-complex="normal" style:font-weight-complex="bold"/>
    </style:style>
    <style:style style:name="P9" style:family="paragraph" style:parent-style-name="Standard">
      <style:paragraph-properties fo:line-height="200%" fo:text-align="start" style:justify-single-word="false"/>
      <style:text-properties fo:color="#ffffff" loext:opacity="100%" style:font-name="PT Mono" fo:font-size="8pt" fo:font-style="normal" fo:font-weight="bold" officeooo:rsid="0336895b" officeooo:paragraph-rsid="0336895b" fo:background-color="transparent" style:font-size-asian="8pt" style:font-style-asian="normal" style:font-weight-asian="bold" style:font-size-complex="8pt" style:font-style-complex="normal" style:font-weight-complex="bold"/>
    </style:style>
    <style:style style:name="P10" style:family="paragraph" style:parent-style-name="Standard">
      <style:paragraph-properties fo:line-height="200%" fo:text-align="start" style:justify-single-word="false"/>
      <style:text-properties fo:color="#ffffff" loext:opacity="100%" style:font-name="PT Mono" fo:font-size="8pt" fo:font-style="normal" fo:font-weight="bold" officeooo:rsid="03385918" officeooo:paragraph-rsid="03385918" fo:background-color="transparent" style:font-size-asian="8pt" style:font-style-asian="normal" style:font-weight-asian="bold" style:font-size-complex="8pt" style:font-style-complex="normal" style:font-weight-complex="bold"/>
    </style:style>
    <style:style style:name="P11" style:family="paragraph" style:parent-style-name="Standard">
      <style:paragraph-properties fo:line-height="200%" fo:text-align="start" style:justify-single-word="false"/>
      <style:text-properties fo:color="#ffffff" loext:opacity="100%" style:font-name="PT Mono" fo:font-size="8pt" fo:font-style="normal" fo:font-weight="bold" officeooo:rsid="033d8f7e" officeooo:paragraph-rsid="033d8f7e" fo:background-color="transparent" style:font-size-asian="8pt" style:font-style-asian="normal" style:font-weight-asian="bold" style:font-size-complex="8pt" style:font-style-complex="normal" style:font-weight-complex="bold"/>
    </style:style>
    <style:style style:name="P12"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13" style:family="paragraph" style:parent-style-name="Standard">
      <style:paragraph-properties fo:line-height="200%" fo:text-align="start" style:justify-single-word="false"/>
      <style:text-properties fo:color="#ffffff" loext:opacity="100%" style:font-name="PT Mono" fo:font-size="8pt" fo:font-style="normal" fo:font-weight="normal" officeooo:rsid="0334118f" officeooo:paragraph-rsid="0334118f"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line-height="200%" fo:text-align="start" style:justify-single-word="false"/>
      <style:text-properties fo:color="#ffffff" loext:opacity="100%" style:font-name="PT Mono" fo:font-size="8pt" fo:font-style="normal" fo:font-weight="normal" officeooo:rsid="0336895b" officeooo:paragraph-rsid="0336895b"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line-height="200%" fo:text-align="start" style:justify-single-word="false"/>
      <style:text-properties fo:color="#ffffff" loext:opacity="100%" style:font-name="PT Mono" fo:font-size="8pt" fo:font-style="normal" fo:font-weight="normal" officeooo:rsid="03385918" officeooo:paragraph-rsid="03385918"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line-height="200%" fo:text-align="start" style:justify-single-word="false"/>
      <style:text-properties fo:color="#ffffff" loext:opacity="100%" style:font-name="PT Mono" fo:font-size="8pt" fo:font-style="normal" fo:font-weight="normal" officeooo:rsid="033a7644" officeooo:paragraph-rsid="03407d13"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line-height="200%" fo:text-align="start" style:justify-single-word="false"/>
      <style:text-properties fo:color="#ffffff" loext:opacity="100%" style:font-name="PT Mono" fo:font-size="8pt" fo:font-style="normal" fo:font-weight="normal" officeooo:rsid="033d8f7e" officeooo:paragraph-rsid="033d8f7e"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line-height="200%" fo:text-align="start" style:justify-single-word="false"/>
      <style:text-properties fo:color="#ffffff" loext:opacity="100%" style:font-name="PT Mono" fo:font-size="8pt" fo:font-style="normal" fo:font-weight="normal" officeooo:rsid="033e2a9f" officeooo:paragraph-rsid="033d8f7e"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1bc3"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55df"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e7b8"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line-height="200%" fo:text-align="start" style:justify-single-word="false"/>
      <style:text-properties fo:color="#ffffff" loext:opacity="100%" style:font-name="PT Mono" fo:font-size="8pt" fo:font-style="normal" fo:font-weight="bold" officeooo:rsid="03407d13" officeooo:paragraph-rsid="03407d13" fo:background-color="transparent" style:font-size-asian="8pt" style:font-style-asian="normal" style:font-weight-asian="bold" style:font-size-complex="8pt" style:font-style-complex="normal" style:font-weight-complex="bold"/>
    </style:style>
    <style:style style:name="P24" style:family="paragraph" style:parent-style-name="Standard">
      <style:paragraph-properties fo:line-height="200%" fo:text-align="start" style:justify-single-word="false" fo:break-before="page"/>
      <style:text-properties fo:color="#ffffff" loext:opacity="100%" style:font-name="PT Mono" fo:font-size="8pt" fo:font-style="normal" fo:font-weight="bold" officeooo:rsid="03407d13" officeooo:paragraph-rsid="03407d13" fo:background-color="transparent" style:font-size-asian="8pt" style:font-style-asian="normal" style:font-weight-asian="bold" style:font-size-complex="8pt" style:font-style-complex="normal" style:font-weight-complex="bold"/>
    </style:style>
    <style:style style:name="P25" style:family="paragraph" style:parent-style-name="Standard">
      <style:paragraph-properties fo:line-height="200%" fo:text-align="start" style:justify-single-word="false"/>
      <style:text-properties fo:color="#ffffff" loext:opacity="100%" style:font-name="PT Mono" fo:font-size="8pt" fo:font-style="normal" fo:font-weight="bold" officeooo:rsid="03385918" officeooo:paragraph-rsid="03385918" fo:background-color="transparent" style:font-size-asian="8pt" style:font-style-asian="normal" style:font-weight-asian="bold" style:font-size-complex="8pt" style:font-style-complex="normal" style:font-weight-complex="bold"/>
    </style:style>
    <style:style style:name="P26" style:family="paragraph" style:parent-style-name="Standard">
      <style:paragraph-properties fo:line-height="200%" fo:text-align="start" style:justify-single-word="false" fo:break-before="page"/>
      <style:text-properties fo:color="#ffffff" loext:opacity="100%" style:font-name="PT Mono" fo:font-size="8pt" fo:font-style="normal" fo:font-weight="bold" officeooo:rsid="034a11aa" officeooo:paragraph-rsid="034a11aa" fo:background-color="transparent" style:font-size-asian="8pt" style:font-style-asian="normal" style:font-weight-asian="bold" style:font-size-complex="8pt" style:font-style-complex="normal" style:font-weight-complex="bold"/>
    </style:style>
    <style:style style:name="P27" style:family="paragraph" style:parent-style-name="Standard">
      <style:paragraph-properties fo:line-height="200%" fo:text-align="start" style:justify-single-word="false"/>
      <style:text-properties fo:color="#ffffff" loext:opacity="100%" style:font-name="PT Mono" fo:font-size="8pt" fo:font-style="normal" fo:font-weight="bold" officeooo:rsid="034a11aa" officeooo:paragraph-rsid="034a11aa" fo:background-color="transparent" style:font-size-asian="8pt" style:font-style-asian="normal" style:font-weight-asian="bold" style:font-size-complex="8pt" style:font-style-complex="normal" style:font-weight-complex="bold"/>
    </style:style>
    <style:style style:name="P28"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29" style:family="paragraph" style:parent-style-name="Standard" style:master-page-name="First_20_Page">
      <style:paragraph-properties fo:line-height="200%" style:page-number="auto"/>
      <style:text-properties fo:color="#ffffff" loext:opacity="100%" style:font-name="PT Mono" fo:font-size="8pt" officeooo:paragraph-rsid="0333840f" fo:background-color="transparent" style:font-size-asian="8pt" style:font-size-complex="8pt"/>
    </style:style>
    <style:style style:name="P30" style:family="paragraph" style:parent-style-name="Standard">
      <style:paragraph-properties fo:line-height="200%" fo:text-align="center" style:justify-single-word="false"/>
      <style:text-properties fo:color="#ffffff" loext:opacity="100%" style:font-name="PT Mono" fo:font-size="8pt" officeooo:rsid="03400759" officeooo:paragraph-rsid="03400759" fo:background-color="transparent" style:font-size-asian="8pt" style:font-size-complex="8pt"/>
    </style:style>
    <style:style style:name="P31" style:family="paragraph" style:parent-style-name="Standard">
      <style:paragraph-properties fo:line-height="200%" fo:text-align="start" style:justify-single-word="false"/>
      <style:text-properties fo:color="#ffffff" loext:opacity="100%" style:font-name="PT Mono" fo:font-size="8pt" officeooo:rsid="03400759" officeooo:paragraph-rsid="03400759" fo:background-color="transparent" style:font-size-asian="8pt" style:font-size-complex="8pt"/>
    </style:style>
    <style:style style:name="P32" style:family="paragraph" style:parent-style-name="Standard" style:master-page-name="Index">
      <style:paragraph-properties fo:line-height="200%" fo:text-align="start" style:justify-single-word="false" style:page-number="auto" fo:break-before="page"/>
      <style:text-properties fo:color="#ffffff" loext:opacity="100%" style:font-name="PT Mono" fo:font-size="8pt" fo:font-weight="bold" officeooo:rsid="03400759" officeooo:paragraph-rsid="03400759" fo:background-color="transparent" style:font-size-asian="8pt" style:font-weight-asian="bold" style:font-size-complex="8pt" style:font-weight-complex="bold"/>
    </style:style>
    <style:style style:name="P33" style:family="paragraph" style:parent-style-name="Standard" style:master-page-name="Standard">
      <style:paragraph-properties fo:line-height="200%" style:page-number="1" fo:break-before="page"/>
      <style:text-properties fo:color="#ffffff" loext:opacity="100%" style:font-name="PT Mono" fo:font-size="8pt" fo:font-weight="bold" officeooo:rsid="03407d13" officeooo:paragraph-rsid="03407d13" fo:background-color="transparent" style:font-size-asian="8pt" style:font-weight-asian="bold" style:font-size-complex="8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3392a4a"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309affb" style:font-style-asian="normal" style:font-weight-asian="normal" style:font-style-complex="normal" style:font-weight-complex="normal"/>
    </style:style>
    <style:style style:name="T6" style:family="text">
      <style:text-properties fo:font-style="normal" fo:font-weight="normal" officeooo:rsid="032f5017" style:font-style-asian="normal" style:font-weight-asian="normal" style:font-style-complex="normal" style:font-weight-complex="normal"/>
    </style:style>
    <style:style style:name="T7" style:family="text">
      <style:text-properties fo:font-style="normal" fo:font-weight="normal" officeooo:rsid="032dc956" style:font-style-asian="normal" style:font-weight-asian="normal" style:font-style-complex="normal" style:font-weight-complex="normal"/>
    </style:style>
    <style:style style:name="T8" style:family="text">
      <style:text-properties fo:font-style="normal" fo:font-weight="normal" officeooo:rsid="0333840f" style:font-style-asian="normal" style:font-weight-asian="normal" style:font-style-complex="normal" style:font-weight-complex="normal"/>
    </style:style>
    <style:style style:name="T9" style:family="text">
      <style:text-properties fo:font-style="normal" fo:font-weight="normal" officeooo:rsid="03400759" style:font-style-asian="normal" style:font-weight-asian="normal" style:font-style-complex="normal" style:font-weight-complex="normal"/>
    </style:style>
    <style:style style:name="T10" style:family="text">
      <style:text-properties fo:font-style="normal" fo:font-weight="normal" officeooo:rsid="03407d13"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3400759" style:font-style-asian="normal" style:font-style-complex="normal"/>
    </style:style>
    <style:style style:name="T13" style:family="text">
      <style:text-properties fo:font-style="normal" officeooo:rsid="03407d13" style:font-style-asian="normal" style:font-style-complex="normal"/>
    </style:style>
    <style:style style:name="T14" style:family="text">
      <style:text-properties officeooo:rsid="032f5017"/>
    </style:style>
    <style:style style:name="T15" style:family="text">
      <style:text-properties officeooo:rsid="0331342e"/>
    </style:style>
    <style:style style:name="T16" style:family="text">
      <style:text-properties officeooo:rsid="0331f2a8"/>
    </style:style>
    <style:style style:name="T17" style:family="text">
      <style:text-properties officeooo:rsid="0331f8b2"/>
    </style:style>
    <style:style style:name="T18" style:family="text">
      <style:text-properties officeooo:rsid="033299d7"/>
    </style:style>
    <style:style style:name="T19" style:family="text">
      <style:text-properties officeooo:rsid="0333840f"/>
    </style:style>
    <style:style style:name="T20" style:family="text">
      <style:text-properties fo:font-weight="normal" style:font-weight-asian="normal" style:font-weight-complex="normal"/>
    </style:style>
    <style:style style:name="T21" style:family="text">
      <style:text-properties fo:font-weight="normal" officeooo:rsid="0336f653" style:font-weight-asian="normal" style:font-weight-complex="normal"/>
    </style:style>
    <style:style style:name="T22" style:family="text">
      <style:text-properties fo:font-weight="normal" officeooo:rsid="03392a4a" style:font-weight-asian="normal" style:font-weight-complex="normal"/>
    </style:style>
    <style:style style:name="T23" style:family="text">
      <style:text-properties fo:font-weight="normal" officeooo:rsid="033e2a9f" style:font-weight-asian="normal" style:font-weight-complex="normal"/>
    </style:style>
    <style:style style:name="T24" style:family="text">
      <style:text-properties fo:font-weight="normal" officeooo:rsid="0346e829" style:font-weight-asian="normal" style:font-weight-complex="normal"/>
    </style:style>
    <style:style style:name="T25" style:family="text">
      <style:text-properties fo:font-weight="normal" officeooo:rsid="034aeef4" style:font-weight-asian="normal" style:font-weight-complex="normal"/>
    </style:style>
    <style:style style:name="T26" style:family="text">
      <style:text-properties officeooo:rsid="03407d13"/>
    </style:style>
    <style:style style:name="T27" style:family="text">
      <style:text-properties officeooo:rsid="033d8f7e"/>
    </style:style>
    <style:style style:name="T28" style:family="text">
      <style:text-properties officeooo:rsid="034355df"/>
    </style:style>
    <style:style style:name="T29" style:family="text">
      <style:text-properties officeooo:rsid="0343e7b8"/>
    </style:style>
    <style:style style:name="T30" style:family="text">
      <style:text-properties officeooo:rsid="0344ed2e"/>
    </style:style>
    <style:style style:name="T31" style:family="text">
      <style:text-properties officeooo:rsid="0346e8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5"/></text:p>
      <text:p text:style-name="P12"><text:span text:style-name="T5"/></text:p>
      <text:p text:style-name="P12"><text:span text:style-name="T5"/></text:p>
      <text:p text:style-name="P12"><text:span text:style-name="T5"/></text:p>
      <text:p text:style-name="P30"><text:span text:style-name="T5">T</text:span><text:span text:style-name="T4">he Epic of the Lovely Hot Starving</text:span></text:p>
      <text:p text:style-name="P30"><text:span text:style-name="T4">or</text:span></text:p>
      <text:p text:style-name="P30"><text:span text:style-name="T4">Holy Ghost Tent Revival</text:span></text:p>
      <text:p text:style-name="P30"><text:span text:style-name="T4">. . .</text:span></text:p>
      <text:p text:style-name="P30"><text:span text:style-name="T4">James Ross Montsinger</text:span></text:p>
      <text:p text:style-name="P32"><text:span text:style-name="T13">Draft</text:span><text:span text:style-name="T11"> 1.3</text:span></text:p>
      <text:p text:style-name="P31"><text:span text:style-name="T4">Started 11/4/24</text:span></text:p>
      <text:p text:style-name="P31"><text:span text:style-name="T4">De-fictionalized 11/5</text:span></text:p>
      <text:p text:style-name="P31"><text:span text:style-name="T4">Forked into 1.3 11/6</text:span></text:p>
      <text:p text:style-name="P31"><text:span text:style-name="T4"/></text:p>
      <text:p text:style-name="P31"><text:span text:style-name="T4">After a few slightly fictitious pages, this draft becomes mostly notes to myself, hopefully including every major detail/character from Holy Ghost Tent Revival/my life, starting with college and extending to the present day.</text:span></text:p>
      <text:p text:style-name="P33"><text:span text:style-name="T12">1</text:span><text:span text:style-name="T11">1/4</text:span></text:p>
      <text:p text:style-name="P12"><text:span text:style-name="T9"/></text:p>
      <text:p text:style-name="P12"><text:span text:style-name="T9">Matt Martin</text:span><text:span text:style-name="T5"> is the strangest person you'll never meet. One time he caught a cold </text:span><text:span text:style-name="T6">while</text:span><text:span text:style-name="T5"> on tour with </text:span><text:span text:style-name="T9">Holy Ghost Tent Revival</text:span><text:span text:style-name="T5"> and didn't say anything for three days. </text:span><text:span text:style-name="T7">I </text:span><text:span text:style-name="T6">actually </text:span><text:span text:style-name="T7">called him Jeffrey Dahmer when I first encountered him at Greensburg because he looked so scary.</text:span></text:p>
      <text:p text:style-name="P12"><text:span text:style-name="T7"><text:s text:c="3"/></text:span><text:span text:style-name="T6">College was off to a great start. </text:span><text:span text:style-name="T8">M</text:span><text:span text:style-name="T6">y laptop had been stolen </text:span><text:span text:style-name="T9">in</text:span><text:span text:style-name="T6"> the first </text:span><text:span text:style-name="T10">week</text:span><text:span text:style-name="T6"> of band camp.</text:span><text:span text:style-name="T7"> The good news from that was </text:span><text:span text:style-name="T6">I could probably</text:span><text:span text:style-name="T7"> transfer away from the hellhole that was West Hall </text:span><text:span text:style-name="T6">before classes even started. </text:span><text:span text:style-name="T8">(Living in the oldest building on campus with mostly football players was not appealing to me.)</text:span></text:p>
      <text:p text:style-name="P2"/>
      <text:p text:style-name="P2">“It looks like 216 has an open bed in Hill Hall,” said the <text:span text:style-name="T14">residence director</text:span>, scratching his neckbeard. His rolling chair let out a godawful squeak under his weight and I jumped. I was standing in his smelly, cluttered office. He grabbed a paper from a stack, adjusted his scratched glasses. “The <text:soft-page-break/>only student assigned to that room got it on a scholarship and indicated he already has off-campus housing, so it actually might be totally open.” He <text:span text:style-name="T14">slapped</text:span> the paper down onto the metal desk, knocking over an empty can of Diet Coke, spun towards me with another deafening chair sound. “It shares a bathroom with 218, so if you go wanted to see what it’s like, you could just go knock on their door <text:span text:style-name="T19">I guess</text:span>.”</text:p>
      <text:p text:style-name="P2"><text:s text:c="3"/>“21<text:span text:style-name="T19">8...</text:span>” I said, slowly realizing I would be embarking on a solo mission.</text:p>
      <text:p text:style-name="P2"><text:s text:c="3"/>“I would join y—” he started to say, interrupted by a belch.</text:p>
      <text:p text:style-name="P2"><text:s text:c="3"/>“It's fine!” I said. “I’ll go check it out.” I left Main Building, walked across Back Campus spinning my lanyard, <text:span text:style-name="T14">went</text:span> up the brick steps to Hill, swiped my key fob, entered the building, took the elevator to the second floor. I heard the sound of <text:span text:style-name="T19">a </text:span><text:span text:style-name="T26">guitars</text:span>, which got louder as I approached 218. The door was slightly ajar, and when I knocked, the music stopped.</text:p>
      <text:p text:style-name="P2"><text:s text:c="3"/>“<text:span text:style-name="T1">Yell-</text:span>o,<text:span text:style-name="T1">”</text:span> said an annoyed voice.</text:p>
      <text:p text:style-name="P2"><text:soft-page-break/><text:s text:c="3"/>I didn't want to push the door open so I just stood there saying, “Umm...” I heard scooting chairs, nonmusical instrument <text:span text:style-name="T19">rattles</text:span>, feet scuffling. The door creaked open and a handsome but angry looking man wearing a black guitar said, “Yes.”</text:p>
      <text:p text:style-name="P2"><text:s text:c="3"/>I said, “Um,” again, followed by, “Well, I got my computer stolen out of West Hall and the guy in student housing with the dirty office said there was an opening in the room next door and I could probably check it out by going through your bathroom.”</text:p>
      <text:p text:style-name="P2"><text:s text:c="3"/>“Ah,” said Jeffrey Dahmer, pausing to think. “Unfortunately we have commandeered the seating.” <text:span text:style-name="T14">He</text:span> pointed at a circle of four wooden chairs, one of which was occupied by <text:span text:style-name="T26">Stephen Murray</text:span>. “I was afraid you were a loser come to tell us to shut up.”</text:p>
      <text:p text:style-name="P2"><text:s text:c="3"/>“Uh, no,” I said. “I like music! I'm a drummer, actually.”</text:p>
      <text:p text:style-name="P2"><text:s text:c="3"/>“Nice,” said <text:span text:style-name="T26">Steve</text:span> from the circle of chairs.</text:p>
      <text:p text:style-name="P2"><text:s text:c="3"/>I probably should have introduced myself, but instead I said, “<text:span text:style-name="T14">Do you know what</text:span> you call someone <text:soft-page-break/>who hangs out with musicians?” and when they stared blankly back, I said, “A drummer!”</text:p>
      <text:p text:style-name="P2"><text:s text:c="3"/>Jeffrey grunted and said, “Lemme show you.”</text:p>
      <text:p text:style-name="P2"><text:s text:c="3"/>I followed him through the bathroom <text:span text:style-name="T19">into 216</text:span>, looked around at the uninhabited space with bare beds, missing its two wooden chairs. The <text:span text:style-name="T19">banjo/guitar </text:span>music resumed from the other room. “I'll take it,” I said aloud to myself.</text:p>
      <text:p text:style-name="P3"/>
      <text:p text:style-name="P4">“Who the hell wants a Mike’s?” said James the trumpet player, unzipping his backpack and <text:span text:style-name="T19">showing</text:span> <text:span text:style-name="T19">off</text:span> a six-pack of hard lemonade. It was my second day on campus at <text:span text:style-name="T26">Greensboro College</text:span>, and, after telling my new marching band friends I had my own room, we agreed it was the best place to hang out. “Señior Mike took me to Harris Teeter himself,” he bragged.</text:p>
      <text:p text:style-name="P4"><text:s text:c="3"/>“What the fuck is a Harris Teeter?!” said Alex the trombone player.</text:p>
      <text:p text:style-name="P4"><text:s text:c="3"/>We all burst into laughter and I said, “You don't know?!”</text:p>
      <text:p text:style-name="P4"><text:soft-page-break/><text:s text:c="3"/>“Stop fucking laughing at me!” <text:span text:style-name="T15">whined Alex.</text:span> “We don't have that shit in Ohio!”</text:p>
      <text:p text:style-name="P4"><text:s text:c="3"/>I had never wanted to drink around my high school friends before. I had never had a drink in my life. But now I felt intrigued. It felt safe having a room of one's own. “<text:span text:style-name="T19">Pass me the Mike</text:span>,” I said. We were watching Pink Floyd live in Pompeii, and, <text:span text:style-name="T19">shortly after finishing my drink,</text:span> I started to convulse.</text:p>
      <text:p text:style-name="P4"><text:s text:c="3"/>“You okay?” said Alex.</text:p>
      <text:p text:style-name="P4"><text:s text:c="3"/>I said, “I’m good,” <text:span text:style-name="T19">trying to stop shaking. To this day, I don’t know what that was all about.</text:span></text:p>
      <text:p text:style-name="P4"><text:s text:c="3"/>My bathroom door burst open and a voice said, “<text:span text:style-name="T1">Announcement!</text:span>”</text:p>
      <text:p text:style-name="P4"><text:s text:c="3"/>I was relieved that the attention had been taken off me and was now on Jeffrey Dahmer’s head poking through the door. “New band The <text:span text:style-name="T26">Porches</text:span> playing downstairs at <text:span text:style-name="T19">eight in the</text:span> PM.” We stared silently for a moment before he said, “<text:span text:style-name="T1">Alright</text:span>, now...” and shut the door.</text:p>
      <text:p text:style-name="P4"><text:s text:c="3"/>“Who the fuck was that??” said Alex.</text:p>
      <text:p text:style-name="P6"><text:s text:c="3"/>James said, “We’re definitely going to <text:span text:style-name="T1">that</text:span> shit. That guy’s psycho!”</text:p>
      <text:p text:style-name="P6"><text:soft-page-break/></text:p>
      <text:p text:style-name="P6">By the time we started hearing The <text:span text:style-name="T26">Porches</text:span> through my open window, I had stopped shivering and felt good enough to go downstairs. Two girls had joined them, both singing, one shaking a shaker while the other beat a djembe. We heard <text:span text:style-name="T1">Ooh La La</text:span> by The Faces, <text:span text:style-name="T1">What's Up</text:span> by 4 Non Blondes, a couple similar-sounding original songs and <text:span text:style-name="T1">Don't Let Me Down</text:span> by The Beatles. Maybe it was the lemonade, but I was impressed by the bravery to just get in front of people and play, so I finally got the names of my suite mates: <text:span text:style-name="T26">Matt Martin and Stephen Murray</text:span>. I think I even remembered to tell them mine. </text:p>
      <text:p text:style-name="P5"><text:s text:c="3"/><text:span text:style-name="T17">A keen reader</text:span><text:span text:style-name="T16"> </text:span><text:span text:style-name="T17">already knows all about</text:span><text:span text:style-name="T16"> </text:span><text:span text:style-name="T26">Holy Ghost Tent Revival</text:span><text:span text:style-name="T16"> </text:span><text:span text:style-name="T17">and probably susprects this is where</text:span><text:span text:style-name="T16"> I suggested we </text:span><text:span text:style-name="T17">should, “</text:span><text:span text:style-name="T18">P</text:span><text:span text:style-name="T16">lay together </text:span><text:span text:style-name="T17">sometime,” </text:span><text:span text:style-name="T16">or vice versa.</text:span></text:p>
      <text:p text:style-name="P5"><text:span text:style-name="T17"><text:s text:c="3"/>Actually,</text:span><text:span text:style-name="T16"> </text:span><text:span text:style-name="T17">another </text:span><text:span text:style-name="T19">three</text:span><text:span text:style-name="T16">-and-a-half years</text:span><text:span text:style-name="T17"> will go by</text:span><text:span text:style-name="T16"> </text:span><text:span text:style-name="T17">with me hardly saying a single word to Marvin or Murray.</text:span></text:p>
      <text:p text:style-name="P5"/>
      <text:p text:style-name="P23"/>
      <text:p text:style-name="P24">11/5</text:p>
      <text:p text:style-name="P7"><text:span text:style-name="T20"/></text:p>
      <text:p text:style-name="P13">I have heard a saying that the friends you make in the first week of school aren’t the ones you stick with, and that ended up being true for me. By my senior year, instead of hanging out with James the trumpet player (who had broken his leg and joined the army) and Alex the trombone player, I was now hanging out with Josh the trumpet player and Hank the trombone player. They were roommates on the second floor of Hill Hall where me and my best friend Jack the drummer would play a lot of Super Smash Brothers on Hank's giant TV.</text:p>
      <text:p text:style-name="P7"><text:span text:style-name="T20"><text:s text:c="3"/>Coincidentally, they shared a bathroom with Steve and Matt. Matt had brought home a banjo that summer and had been writing songs with Steve in a style that was closer to The Avett Brothers than it was The Faces. One day during a gaming session, they barged in insisting that everyone listen to a new song by The Format called </text:span><text:span text:style-name="T2">Dog Problems</text:span><text:span text:style-name="T20">, which was smothered in horns. The four of them immediately started rehearsing together for a school talent </text:span><text:soft-page-break/><text:span text:style-name="T20">show, adding trumpet and trombone to the songs they had written with Matt's banjo. </text:span></text:p>
      <text:p text:style-name="P13"><text:s text:c="3"/>Some time after that, they played a gig with Jack on drums, who didn’t think they were tight enough, and another with one of Hank's friends from Charlotte, who also found the band too chaotic.</text:p>
      <text:p text:style-name="P7"><text:span text:style-name="T20"/></text:p>
      <text:p text:style-name="P7"><text:span text:style-name="T20">Since leaving Greensboro College, I’ve come to learn they were experiencing unprecedented amounts of talent in the music and theater departments, and so they decided to showcase this fact with an event leading up to Christmas break of our senior year: GC Live. The backbone of the event was the school jazz ensemble, in which Jack and I both played drums. We opened the night by playing a few tunes, probably Count Basie, and then a transparent curtain would drop in front of us and the program would continue with choral numbers, short plays, even a song by Holy Ghost Tent Revival, </text:span><text:span text:style-name="T2">Walking Over My Grave</text:span><text:span text:style-name="T20">.</text:span></text:p>
      <text:p text:style-name="P7"><text:span text:style-name="T20"><text:s text:c="3"/>I had heard the recording of the song during video gaming sessions in Hank and Josh's room, so I knew about the offbeat horn hits and emphasized them </text:span><text:soft-page-break/><text:span text:style-name="T20">on the drums. The jazz band director gave me a little smirk as if to say, “Yeah, give these ruffians a taste of some </text:span><text:span text:style-name="T2">real</text:span><text:span text:style-name="T20"> swing music.”</text:span></text:p>
      <text:p text:style-name="P7"><text:span text:style-name="T20"/></text:p>
      <text:p text:style-name="P13">I should back up. I forgot to mention they had found a bass player who was neither a theater or music major. Thankfully I’ve already mentioned my best friend Jack. He was drumming in a cover band called Blue Whiskey, and they had somehow booked a show at the downtown club Greene Street. I had seen them play off-campus before and I thought it was so cool that they could just book a gig and perform for people without faculty chaperoning everything.</text:p>
      <text:p text:style-name="P7"><text:span text:style-name="T20"><text:s text:c="3"/>Well, at the last minute, their keyboard player who was singing all the songs decided to back out. Perhaps it was from nerves. I don’t remember if a clear reason was ever given, but Hank volunteered to sing everything. He couldn’t promise to be on pitch, but he could bring a shirtless punk attitude, and that was good enough. I think I had gone with Alex the trombone player. Matt and Steve were there. A young psychology major named PJ was there, too, and </text:span><text:soft-page-break/><text:span text:style-name="T20">maybe it was just the lemonade, but he was impressed with Hank’s performance, which he said, which led Hank to introduce PJ to Matt and Steve, who said they had been writing songs.</text:span></text:p>
      <text:p text:style-name="P13"><text:s text:c="3"/>It turned out PJ lived in a warehouse about 30 minutes away in Whitset with recording equipment. He had been recording songs there and would love to record some Holy Ghost Tent Revival. It wasn't until they returned days later to hear the mixes that they noticed he had added bass guitar and harmony vocals, which is a very PJ way to insert oneself into a band.</text:p>
      <text:p text:style-name="P7"><text:span text:style-name="T20"/></text:p>
      <text:p text:style-name="P13">I was at Jake’s 24-hour diner with Hank a few nights after GC Live and Hank said, “Ross, you have drums, don't you?” I said I did at my parents’ house in Durham. Hank said, “Would you want to play with Holy Ghost?”</text:p>
      <text:p text:style-name="P13"><text:s text:c="3"/>I said, “Yeah, sure, I think I know those songs,” which is a very Ross way to join a band. </text:p>
      <text:p text:style-name="P7"><text:span text:style-name="T20"><text:s text:c="3"/>We had a show booked at The Clubhouse and rehearsed in the basement of the theater building </text:span><text:soft-page-break/><text:span text:style-name="T20">where I took my weekly drum set lessons. While learning Down the Street, I accidentally played a section in half time and Steve said, “Yeah, do </text:span><text:span text:style-name="T2">that</text:span><text:span text:style-name="T20">.”</text:span></text:p>
      <text:p text:style-name="P13"><text:s text:c="3"/>I got permission to borrow the jazz band drums and played my first show with HGTR, which was perhaps the most fun thing I had ever done in my life. We booked another show shortly after that at Brass Taps and since we felt like a real complete band, we had done a better job of telling all our friends, including my parents. My sister happened to be in town from across the country, as did Steve's four sisters. It felt like everyone we knew knew that was what we did now.</text:p>
      <text:p text:style-name="P8"><text:span text:style-name="T20"><text:s text:c="3"/>We sat in Matt and Steve's room as the school year came to an end. Some of us were ready to graduate and some, like myself, were not. “We should </text:span><text:span text:style-name="T2">do</text:span><text:span text:style-name="T20"> this,” said Steve, and we all knew what he meant. We all agreed. </text:span></text:p>
      <text:p text:style-name="P8"><text:span text:style-name="T20"><text:s text:c="3"/>We rehearsed and arranged songs in the band room every single night for the rest of the school year whether we had an upcoming gig or not. We worked </text:span><text:soft-page-break/><text:span text:style-name="T20">briefly with two different managers who helped us book shows, including Ben Folds’ brother.</text:span></text:p>
      <text:p text:style-name="P13"><text:s text:c="3"/>We received enthusiastic messages and developed exciting rapport over myspace with two faraway bands: The Woodshedders out of Shepherdstown, West Virginia and And the Moneynotes out of Scranton, Pennsylvania, both of whom invited us to come play shows with them. We were clueless about how to go on tour, but it seemed like a worthwhile goal.</text:p>
      <text:p text:style-name="P7"><text:span text:style-name="T20"/></text:p>
      <text:p text:style-name="P7">Four</text:p>
      <text:p text:style-name="P7"><text:span text:style-name="T20"/></text:p>
      <text:p text:style-name="P13">That summer, Steve and PJ rented a house with Jack on Bruce Street for us to rehearse in while me, Hank, Matt, Matt’s girlfriend and a couple other college friends rented a duplex a little ways down Spring Garden <text:s/>on the corner of Lindell. Matt and I worked at Harris Teeter (I had already been already been working at a Durham location each summer on breaks from school.) Steve and Hank worked at First Carolina Delicatessen and PJ bounced around erratically between jobs.</text:p>
      <text:p text:style-name="P7"><text:soft-page-break/><text:span text:style-name="T20"><text:s text:c="3"/>We started playing The Blind Tiger on a regular basis and, after playing Tate Street Festival. We started working with Jaime Coggins who helped us get into Shakori Hills, buy a tan 1985 Econoline with purple seats that turned into a bed and book our first tour: Shepherdstown, New York, Scranton, New York. We had a car of friends follow us to party and dance at each show.</text:span></text:p>
      <text:p text:style-name="P7"><text:span text:style-name="T20"/></text:p>
      <text:p text:style-name="P14">Josh Lovings was undoubtably the most talented member of the band both in terms of playing his instrument and also for the sheer fact of being able to keep that Econoline running. He would often open a compartment from inside the cabin and make adjustments to the timing belt while we drove.</text:p>
      <text:p text:style-name="P9"><text:span text:style-name="T20"><text:s text:c="3"/>But one night, with a very annoyed tone, while at dinner in Norfolk, Virginia, he said to everyone, “Y’all are gonna have to do something about that van.” He had probably mentioned some specific problem, but we were all instead tuned into the fact that he hadn’t said we. So, it was a major heartbreak but not the biggest surprise when he </text:span><text:soft-page-break/><text:span text:style-name="T20">called us before a gig at the Double Door in Charlotte to say he would not be attending the show or any Holy Ghost Tent Revival show ever again. He wanted to live a simple life on his family’s farm in Climax, North Carolina as opposed to touring chaotically and sporratically, and we all knew that was true.</text:span></text:p>
      <text:p text:style-name="P14"><text:s text:c="3"/>We played a fun show without him and were fortunate enough to have a recording of the night. The performance was firey and we knew we had the drive to persue a new sound without him. We did a rehearsal for our next gig where we added Jack Foster on a second drum set, which was very fun, but didn’t contribute what we were looking for.</text:p>
      <text:p text:style-name="P9"><text:span text:style-name="T20"><text:s text:c="3"/>Steve, PJ and Jack had moved to a new house on </text:span><text:span text:style-name="T21">Westdale Place, which didn’t have much room to rehearse, so we had been bouncing around between different places to practice. A friend from a band called Watership Down offered their backyard shed to us, so we took them up on that and showed up to rehearse one day, but they were still playing when we got there.</text:span></text:p>
      <text:p text:style-name="P9"><text:soft-page-break/><text:span text:style-name="T21"><text:s text:c="3"/>We were interested in their keyboard player, Mike O’Malley, and he was interested to play with us as well, so he stayed after their practice, played with us and agreed to join the band. It was our first electric instrument and sent us in the heavy direction we had been hoping to find.</text:span></text:p>
      <text:p text:style-name="P9"><text:span text:style-name="T21"><text:s text:c="3"/></text:span><text:span text:style-name="T22">We recorded an EP shortly after that in Chapel Hill called </text:span><text:span text:style-name="T3">Family</text:span><text:span text:style-name="T22"> with Jonny Tunnell that featured different friends on every track. It was later agreed that Mike was not loud enough in the mix.</text:span></text:p>
      <text:p text:style-name="P9"><text:span text:style-name="T21"/></text:p>
      <text:p text:style-name="P10"><text:span text:style-name="T21">H</text:span><text:span text:style-name="T20">ank, Matt and their girlfriends moved across town to Bradfort Street (I think) while me, Steve, PJ and Mike moved to a house on Buffalo Street with room to practice. We stuck Mike in the attic, or rather, he voluntered to stick himself up there. Steve’s girlfriend Stephanie moved into his room after a few months of long-distance relationship from Raleigh.</text:span></text:p>
      <text:p text:style-name="P10"><text:span text:style-name="T20"><text:s text:c="3"/>We wrote and arranged many songs in that house and even recorded an album on ADAT thanks to the help of our friend Driveway. We called it The Blood Beneath and only released it digitally long after </text:span><text:soft-page-break/><text:span text:style-name="T20">Mike had left the band. We had actually tried to record it before that at Awendaw Green near Charleston, but we could not get agree with the engineer on how to record things.</text:span></text:p>
      <text:p text:style-name="P15"><text:s text:c="3"/>Matt and Steve had been playing through amplifiers, but Nat wanted to record direct and re-amp later. We decided to go with that idea, but when it came time to mix he simply said we had probably been right and the guitar/banjo parts were not useable.</text:p>
      <text:p text:style-name="P10"><text:span text:style-name="T20"/></text:p>
      <text:p text:style-name="P23">11/6</text:p>
      <text:p text:style-name="P10"><text:span text:style-name="T20"/></text:p>
      <text:p text:style-name="P16">Mike eventually came to feel like his input wasn’t valued in the band. We never wanted to play any of his songs and, aside from myself, thought his contributions were too nerdy. We were in the Norfolk area once again after having played a show in Scranton when he told us he had bad news and good news. He’d be leaving the band, but Kevin Williams had agreed to replace him. </text:p>
      <text:p text:style-name="P16"><text:soft-page-break/><text:span text:style-name="T27">Now I’m starting to wonder: was Charlie already playing with us by the time Kevin had joined the band? Introducing him will require that I go back and explain how Hank and I had been helping with the Ragsdale High marching band. Hank rehearsed the marching components, barking orders from scaffolding while I encouraged the drumline, offering occasional tips and esoteric quips.</text:span></text:p>
      <text:p text:style-name="P17"><text:s text:c="3"/>I did this for three years, replacing a fellow GC drummer who had had a relationship w/ a student. The day of the first competition in my first year as instructor, Charlie Humphrey the horn captain came right up to me and commented on my attire, an oversized, untucked pink shirt and sloppy tie. “You look like shit,” he said.</text:p>
      <text:p text:style-name="P17"><text:s text:c="3"/>Our first tour with him was five weeks long and he was 17 years old. We went to the west coast and ended at a resort in the Appalachain Mountains. (Rob Hurley might be able to remember more.) I cannot remember if Mike was in the band or Kevin. I will ask Kevin tonight at Scott McMicken’s birthday party.</text:p>
      <text:p text:style-name="P11"><text:soft-page-break/><text:span text:style-name="T20"><text:s text:c="3"/>That makes me want to write about how Mike showed us the album </text:span><text:span text:style-name="T2">Fate</text:span><text:span text:style-name="T20"> by Dr. Dog, the most amazing album ever. When Kevin joined the band, he was a little confused with our obsession. “You guys know these are just regular dudes from Philly,” he said.</text:span></text:p>
      <text:p text:style-name="P17"><text:s text:c="3"/>That was on our one and only trip to South By Southwest, where we met Pearl and the Beard and Bill Murray pushed me into a trash can. He probably said my friends would never believe me, but I was too drunk to remember/comprehend.</text:p>
      <text:p text:style-name="P11"><text:span text:style-name="T20"/></text:p>
      <text:p text:style-name="P17">So, before Kevin had joined, we had moved again. I can’t remember why other than it was PJ’s idea, but we rented a commercial space on Mendenhall for rehearsing. PJ and Mike and I lived there, and, when Mike moved out (to live with Sunny?) Julie Wilkerson moved in.</text:p>
      <text:p text:style-name="P11"><text:span text:style-name="T20"><text:s text:c="3"/>Steve, Matt, Stephanie and Andy moved to Springdale and Hank moved in with Jaime across the street. Now we’re ready for Kevin to join the band. </text:span><text:span text:style-name="T23">He simply got in the van, started playing shows on keys with no rehearsal, and, when we returned home </text:span><text:soft-page-break/><text:span text:style-name="T23">to Greensboro, crashed on the Springdale couch, stayed there for months.</text:span></text:p>
      <text:p text:style-name="P18"><text:s text:c="3"/>I met Louise Bell in Shepherdstown, kissed her at a show at the Blue Moon, maintained a long-distance relationship for about six months until we took over space in the Springdale house.</text:p>
      <text:p text:style-name="P18"><text:s text:c="3"/>Stephen &amp; Stephanie moved to Chestnut Street. Matt and Kevin moved to Yanceyville Ave or something like that. Did Andy stay? There had to be two more people in that house with us. I will ask Louise. It would make more sense if Kevin &amp; Matt lived with us for the short time we were there, but I don’t remember it that way.</text:p>
      <text:p text:style-name="P18"><text:s text:c="3"/>Either way, Kev &amp; Matt eventually moved in together, and they had a shed in the backyard, so, when we kicked PJ out of the band for being difficult to work with and mentally erratic, Kevin switched to bass and there we started to develop our new sound.</text:p>
      <text:p text:style-name="P11"><text:span text:style-name="T23"><text:s text:c="3"/>Matt and Steve had switched to electric guitars. Steve had been given a Rickenbacker by Paul Gordon and Matt had left for tour without his guitar or </text:span><text:soft-page-break/><text:span text:style-name="T23">something like that and so ended up borrowing an electric </text:span><text:span text:style-name="T24">guitar </text:span><text:span text:style-name="T23">and an amp everywhere we went, </text:span><text:span text:style-name="T24">which we liked</text:span><text:span text:style-name="T23">. That part had happened before Steve had ditched the banjo, but by the time Kev was on bass, we were a two-guitar band.</text:span></text:p>
      <text:p text:style-name="P18"><text:s text:c="3"/>We worked up a whole batch of tunes that way in Matt/Kevin’s shed, recorded them in Randy Seals’ Reidsville basement and called it Sweat Like the Old Days.</text:p>
      <text:p text:style-name="P18"><text:s text:c="3"/>I will give that album a listen, but I don’t remember it having any folky elements, which was exciting for us but alienating for our fans.</text:p>
      <text:p text:style-name="P18"/>
      <text:p text:style-name="P20">I forgot to mention that when Matt and Kevin moved in together, Louise and I moved to Chestnut, down the street from Steve and Steph. It was a beautiful house and my life felt pretty idyllic, but she got so depressed and afraid when I was gone on a long tour that she moved back to her parents’ house in Virginia while I was gone.</text:p>
      <text:p text:style-name="P20"><text:s text:c="3"/>I stayed in that house for the rest of the month and then moved to a tiny room on Market Street. I <text:soft-page-break/>lived upstairs with two other people who each had their own room but a shared kitchen. Louise came to visit me a few months later, but I had adjusted to my new lifestyle, and, when she got upset and said it didn’t seem like I needed her anymore, I couldn’t find a strong argument against her.</text:p>
      <text:p text:style-name="P21"><text:s text:c="3"/>The system the band had set up was that we would each receive $400 a month, which covered my rent, but I stopped being disciplined enough <text:span text:style-name="T28">to actually pay my rent and was spending it at the coffee shop instead. Don Cato my landlord was cool the first couple times I fell behind on payments. “</text:span><text:span text:style-name="T31">You’re a good guy,” he said.</text:span><text:span text:style-name="T28"> </text:span><text:span text:style-name="T31">B</text:span><text:span text:style-name="T28">ut, after three months he called me and threatened that I better have his money by the next day. We were in Philly at the time recording Right State of Mind.</text:span></text:p>
      <text:p text:style-name="P21"><text:s text:c="3"/><text:span text:style-name="T28">But before all that happened:</text:span></text:p>
      <text:p text:style-name="P20"><text:s text:c="3"/>Matt moved to Abingdon to be with his girlfriend Hannah, who he had met when we were playing at a bookstore in Kentucky; her theater tro<text:span text:style-name="T31">o</text:span>p was on tour and performing in the same city. Kevin moved to Asheville to be with his girlfriend Alyse, Steve’s <text:soft-page-break/>friend from high school who Kevin had met at Shakori Hills.</text:p>
      <text:p text:style-name="P20"><text:s text:c="3"/><text:span text:style-name="T28">After having secret conversations with Stephanie Mirabelli, </text:span><text:span text:style-name="T31">we decided to fire Jaime Coggins</text:span><text:span text:style-name="T28">. I do not remember how we met/heard about her, but she assured us that we could each be taking home twice as much money. She also hooked us up with Bill Moriarty, one of several producers she included on a list of choices for us, which I hopefully still have. We decided on Bill because he had worked with Dr. Dog.</text:span></text:p>
      <text:p text:style-name="P22"><text:s text:c="3"/><text:span text:style-name="T28">That album was a lot better than Sweat Like The Old Days, and I had just started a fresh journal, so I should have documentation. She also reccomended we hire a tour manager, </text:span><text:span text:style-name="T29">which was Jason Mencer from Now You See Them. With proper interviewing, </text:span><text:span text:style-name="T31">that band</text:span><text:span text:style-name="T29"> could easily make up a whole book, but should at least be a chapter.</text:span></text:p>
      <text:p text:style-name="P22"><text:span text:style-name="T29"><text:s text:c="3"/>Jason, Shane and Dulci met in New York City at some open mics. They moved to Hawaii together and then Australia, got deported, moved to Asheville, where Holy Ghost had had a tough time breaking in. </text:span><text:soft-page-break/><text:span text:style-name="T29">We had something like two bland shows at Papa Mojo’s, and two or three at the Westville Pub, none of which seemed to gain any traction. But, when we were living at Buffalo Street, there ended up being some sort of night of music at Cafe Europa with them and maybe Pearl and the Beard. </text:span><text:span text:style-name="T31">And maybe Matty Sheets?</text:span></text:p>
      <text:p text:style-name="P22"><text:s text:c="3"/><text:span text:style-name="T29">We had an amazing party at our house afterwards and joked a lot about what instant best friends we had become, but it was truth said in jest. They eventually broke up because Shane was difficult to work with and mentally erratic. This left jason open to be our tour manager and led to many therapeutic van rides, Jason detailing the crazy things Shane had done and us, PJ.</text:span></text:p>
      <text:p text:style-name="P22"><text:s text:c="3"/><text:span text:style-name="T30">Whether we recorded the album or added Jason first, I’m not sure, but we came home and immediately had to go on a long tour. Charlie borrowed his dad’s truck and helped me move all my stuff to On Pop of the World, Randy’s newish studio in G</text:span><text:span text:style-name="T31">lenwood.</text:span></text:p>
      <text:p text:style-name="P22"><text:soft-page-break/><text:s text:c="3"/><text:span text:style-name="T30">I loved playing music </text:span><text:span text:style-name="T31">at On Pop</text:span><text:span text:style-name="T30"> but was afraid about the possibility of living there. I got the impression that the people who frequented Randy’s studio were into drugs heavier than Holy Ghost was, so I made some effort to look for housing on Craigslist while on tour. On the way home, though, Stephen asked if I could stay at their house on Chestnut for </text:span><text:span text:style-name="T31">ten</text:span><text:span text:style-name="T30"> days and look after their dogs. I agreed, swearing to he and Stephanie I would find permanent housing as soon as I could, but Stephanie soon encouraged me to stay, </text:span><text:span text:style-name="T31">said </text:span><text:span text:style-name="T30">that I was a calming presence they needed in the house.</text:span></text:p>
      <text:p text:style-name="P22"><text:s text:c="3"/><text:span text:style-name="T30">I took up a love for walking </text:span><text:span text:style-name="T31">at</text:span><text:span text:style-name="T30"> that time, and, in the winter, would go to Sylva where my parents had recently moved (from Durham.) I also started to spend some time in Asheville with my new friend Gary Reckard, who we had met in Suwannee. We ended up shooting the music video for Right State of Mind at his house. </text:span></text:p>
      <text:p text:style-name="P26">11/7</text:p>
      <text:p text:style-name="P27"><text:span text:style-name="T20">I’d still like to figure out when I flirted with moving to rural Virginia with Louise. That was pretty intense. It make almost no sense that that would have been after Chestnut. In fact, I know it wasn’t. So, maybe it was before we moved to Springdale.</text:span></text:p>
      <text:p text:style-name="P27"><text:span text:style-name="T20"/></text:p>
      <text:p text:style-name="P27"><text:span text:style-name="T20">Matt moved to Abingdon. Kevin moved to Asheville. I should probably mention when we played the Greagle and suggested we all move to Asheville. Steve said Stephanie would never. Steve and Stephanie moved to Asheville.</text:span></text:p>
      <text:p text:style-name="P27"><text:span text:style-name="T20"><text:s text:c="3"/>We started rehearsing in their garage, both for the Midnite Vultures tribute and the Big Sound Harbor debut. I stayed there for a few days and Stephanie was like, “This can’t happen again.” I stayed with jason and Dulci occassionally, who had moved away from the Treehouses, the Shack and to South Asheville. Alex Jasper, Andrew Constantino and Tony(?) were hanging out a lot, even Shane, so I don’t think I seemed like much of a burden.</text:span></text:p>
      <text:p text:style-name="P27"><text:soft-page-break/><text:span text:style-name="T20"><text:s text:c="3"/>I went on a date with Jennifer from Greensoboro to Isis. I wasn’t really that into it and had nowhere planned to stay for the night, but ran into Sunny/Melissa Hahn, who said I could stay with her for a while in Montford.</text:span></text:p>
      <text:p text:style-name="P27"><text:span text:style-name="T20"><text:s text:c="3"/>That was a great few months. I stayed there until one day I was walking by Sunny Point and saw Sunny. I think I had heard that Mike O’Malley was in town, so I went inside and was like, “Where is he?!”</text:span></text:p>
      <text:p text:style-name="P27"><text:span text:style-name="T20"><text:s text:c="3"/>She gave me the address to her house. Apparently, she and Rob had just broken up, which makes me wonder if I should talk about the day we almost got together at the Boogie where Rob beat me to it.</text:span></text:p>
      <text:p text:style-name="P27"><text:span text:style-name="T20"><text:s text:c="3"/>Anyway, I stayed there that night and for about seven more years. I figured if she was able to date Mike &amp; Rob, there’s no way she would break up with me, and she often bragged that taking care of musicians was her gift, her equivalent of having musical talent.</text:span></text:p>
      <text:p text:style-name="P27"><text:span text:style-name="T20"><text:s text:c="3"/>Holy Ghost, at the recommendation of Mirabelli, started to play less and less. Eventually, she </text:span><text:soft-page-break/><text:span text:style-name="T20">suggested we get jobs, so we fired her and promoted Jason to manager.</text:span></text:p>
      <text:p text:style-name="P27"><text:span text:style-name="T20"><text:s text:c="3"/></text:span><text:span text:style-name="T25">Mirabelli severed our connection with our booking agent much like firing Coggins had severed our connection with Prater Day/Charisma. I can’t remember the name of the agency Mirabelli worked with, but Jason connected us with a new one whose name I also can’t remember—New Frontier. Maybe we didn’t change agents when we went from Coggins to Mirabelli.</text:span></text:p>
      <text:p text:style-name="P27"><text:span text:style-name="T25"><text:s text:c="3"/>Anyway, NFT didn’t book a whole lot of shows and Sunny made me get a job. I started oing transcriptions with SyncScripts, then Rev. I tried washing dishes at Local Provisions for three shifts, then leaned more heavily into transcribing.</text:span></text:p>
      <text:p text:style-name="P27"><text:span text:style-name="T25"><text:s text:c="3"/>I started increasing my efficiency by buying and building different mechanical computer keyboards and eventually designing my own. By the time COVID hit, I was selling them online, advertising on Reddit and Instagram.</text:span></text:p>
      <text:p text:style-name="P27"><text:span text:style-name="T25"><text:s text:c="3"/>I had quietly given up on my romantic relationship with Sunny but didn’t want to move out, </text:span><text:soft-page-break/><text:span text:style-name="T25">partly because I didn’t have anywhere to go and partly because I didn’t want to abandon our three dogs.</text:span></text:p>
      <text:p text:style-name="P27"><text:span text:style-name="T25"><text:s text:c="3"/>She had had multiple affairs and got engrossed in one with Stephen, who was also cheating on his girlfriend and continued to as they got engaged, bought a house.</text:span></text:p>
      <text:p text:style-name="P27"><text:span text:style-name="T25"><text:s text:c="3"/>Dulci had joined the band and was traveling with us full time. When we were ready to record a new album, we went to La La Land with Dan, which I believe was his connection. We recorded an album’s worth of material with the plan of doing vocals later, which we did over the course of two weeks at the bat Cave Inn, where Lyndard Skynard had also recorded.</text:span></text:p>
      <text:p text:style-name="P27"><text:span text:style-name="T25"><text:s text:c="3"/>Sunny was there a lot and Alyse sang on everything in addition to Dulci. Maybe that’s what we did for RSoM as well.</text:span></text:p>
      <text:p text:style-name="P27"><text:span text:style-name="T25"><text:s text:c="3"/>We spent a year mixing and mastering the album, and, by that time, decidced to release four of the songs as Summer Jelly EP and record four new ones in </text:span><text:soft-page-break/><text:span text:style-name="T25">Dan’s basement, two of which were led by Dulci. What were the other two, I wonder.</text:span></text:p>
      <text:p text:style-name="P27"><text:span text:style-name="T25"><text:s text:c="3"/>We were all completely sick of being Holy Ghost Tent Revival and figured that adding another new singer/songwriter warranted a name change, so after much debate around new names, we decided on Moves. Close seconds were Boogie Magic and Mother Superior.</text:span></text:p>
      <text:p text:style-name="P27"><text:span text:style-name="T25"><text:s text:c="3"/>I guess I should mention how Steve had seen a picture of Hank next to a sign for an actual tent revival near Boone.</text:span></text:p>
      <text:p text:style-name="P27"><text:span text:style-name="T25"><text:s text:c="3"/>I still think the Moves album (self-titled) is our best work. We released it on vinyl with the help of Soul Step Records, run by Melvin Dillon.</text:span></text:p>
      <text:p text:style-name="P27"><text:span text:style-name="T25"><text:s text:c="2"/>I guess the mjost controversial thing I could print is how Steve had hooked up with his sister one random night in the early days, and how she had had a child and how that child looked exactly like Steve.</text:span></text:p>
      <text:p text:style-name="P27"><text:span text:style-name="T25"><text:s text:c="3"/>I guess this is a good time to talk about my birthday where I got day-drunk, passed out on the sidewalk, showed up late to my birthday dinner with parents and friends at Zambra, harrassed the waiter, </text:span><text:soft-page-break/><text:span text:style-name="T25">got taken to Double Crown by Ryan and Kevin and told them while nearly blackout that Steve and Sunny had been having an affair for two years.</text:span></text:p>
      <text:p text:style-name="P27"><text:span text:style-name="T25"><text:s text:c="3"/>I haven’t mention Ryan yet, but talking about Uncle Mountain and The Moon and You would be necessary, especially since I had started playing with the latter—my first side project.</text:span></text:p>
      <text:p text:style-name="P27"><text:span text:style-name="T25"><text:s text:c="3"/>Well, steve got broken up with and Sunny got uninvited from anything friend-related, which upset me, but pointlessly because she went into complete self-isolation anyway apart from going to work, the Malvern and the Brew Pump.</text:span></text:p>
      <text:p text:style-name="P27"><text:span text:style-name="T25"><text:s text:c="3"/>We continued to meet with Steve, played a couple shows. His therapist recommended he got sober, so we went to rehab. He also got off social media and started to make amends (way too fast.) I have an email from him I should include.</text:span></text:p>
      <text:p text:style-name="P27"><text:span text:style-name="T25"><text:s text:c="3"/>Eventually, his therapist recommended he quit the band. He moved onto Middlemont without telling anyone and eventually left town to be with the mother of his secret child. They married and had another, but, to my knowledge, to this day, have </text:span><text:soft-page-break/><text:span text:style-name="T25">nevert told the first he is the father. Everyone made efforts to keep in contact with him for a while, but that last decision made it unbearable. It is obvious that keeping secrets from people was his true addiction all alo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1</text:page-number><text:bookmark-end text:name="PageNumWizard_FOOTER_Default Page Style3"/></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7T21:42:07.693168540</dc:date>
    <meta:editing-duration>P64DT3H44M10S</meta:editing-duration>
    <meta:editing-cycles>699</meta:editing-cycles>
    <meta:generator>LibreOffice/24.2.5.2$MacOSX_X86_64 LibreOffice_project/bffef4ea93e59bebbeaf7f431bb02b1a39ee8a59</meta:generator>
    <meta:print-date>2024-11-07T14:50:42.009084005</meta:print-date>
    <meta:document-statistic meta:table-count="0" meta:image-count="0" meta:object-count="0" meta:page-count="33" meta:paragraph-count="122" meta:word-count="5381" meta:character-count="29509" meta:non-whitespace-character-count="23980"/>
  </office:meta>
</office:document-meta>
</file>